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9c88c" officeooo:paragraph-rsid="0009c88c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09c88c" officeooo:paragraph-rsid="0009c88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09c88c" officeooo:paragraph-rsid="000b8aed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9c88c" officeooo:paragraph-rsid="000c5055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09c88c" officeooo:paragraph-rsid="000cae8e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09c88c" officeooo:paragraph-rsid="000d290d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09c88c" officeooo:paragraph-rsid="000dc684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9c88c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b8aed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5055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cae8e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290d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9c88c" officeooo:paragraph-rsid="000dc684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normal" officeooo:rsid="000e6a2f" officeooo:paragraph-rsid="000e6a2f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officeooo:rsid="000e6a2f" officeooo:paragraph-rsid="000e6a2f" style:font-weight-asian="bold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officeooo:paragraph-rsid="0017af47"/>
    </style:style>
    <style:style style:name="P20" style:family="paragraph" style:parent-style-name="Standard">
      <style:text-properties officeooo:rsid="0017af47" officeooo:paragraph-rsid="0017af47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0dc684" officeooo:paragraph-rsid="000dc684" style:font-weight-asian="normal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6a2f" officeooo:paragraph-rsid="000e6a2f" style:font-weight-asian="normal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25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0eaa87" officeooo:paragraph-rsid="000eaa87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27" style:family="paragraph" style:parent-style-name="Text_20_body" style:list-style-name="L3">
      <style:paragraph-properties fo:text-align="start" style:justify-single-word="false"/>
      <style:text-properties style:text-underline-style="none" fo:font-weight="normal" officeooo:rsid="00108dfc" officeooo:paragraph-rsid="00108dfc" style:font-weight-asian="normal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text-underline-style="none" fo:font-weight="bold" officeooo:rsid="0012301e" officeooo:paragraph-rsid="0012301e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text-underline-style="none" fo:font-weight="bold" officeooo:rsid="0012301e" officeooo:paragraph-rsid="0012301e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text-underline-style="none" fo:font-weight="bold" officeooo:rsid="0013f571" officeooo:paragraph-rsid="0013f571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8aed" style:font-weight-asian="bold" style:font-weight-complex="bold"/>
    </style:style>
    <style:style style:name="T4" style:family="text">
      <style:text-properties fo:font-weight="bold" officeooo:rsid="000c5055" style:font-weight-asian="bold" style:font-weight-complex="bold"/>
    </style:style>
    <style:style style:name="T5" style:family="text">
      <style:text-properties fo:font-weight="bold" officeooo:rsid="000cae8e" style:font-weight-asian="bold" style:font-weight-complex="bold"/>
    </style:style>
    <style:style style:name="T6" style:family="text">
      <style:text-properties fo:font-weight="bold" officeooo:rsid="000d290d" style:font-weight-asian="bold" style:font-weight-complex="bold"/>
    </style:style>
    <style:style style:name="T7" style:family="text">
      <style:text-properties fo:font-weight="bold" officeooo:rsid="000dc684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b8aed"/>
    </style:style>
    <style:style style:name="T10" style:family="text">
      <style:text-properties style:text-underline-style="none" officeooo:rsid="000c5055"/>
    </style:style>
    <style:style style:name="T11" style:family="text">
      <style:text-properties style:text-underline-style="none" officeooo:rsid="000d290d"/>
    </style:style>
    <style:style style:name="T12" style:family="text">
      <style:text-properties style:text-underline-style="none" officeooo:rsid="000dc684"/>
    </style:style>
    <style:style style:name="T13" style:family="text">
      <style:text-properties style:text-underline-style="none" officeooo:rsid="000eaa87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3f571" style:font-weight-asian="normal" style:font-weight-complex="normal"/>
    </style:style>
    <style:style style:name="T16" style:family="text">
      <style:text-properties officeooo:rsid="000a04cd"/>
    </style:style>
    <style:style style:name="T17" style:family="text">
      <style:text-properties officeooo:rsid="000b8aed"/>
    </style:style>
    <style:style style:name="T18" style:family="text">
      <style:text-properties officeooo:rsid="000c5055"/>
    </style:style>
    <style:style style:name="T19" style:family="text">
      <style:text-properties officeooo:rsid="000cae8e"/>
    </style:style>
    <style:style style:name="T20" style:family="text">
      <style:text-properties officeooo:rsid="000d290d"/>
    </style:style>
    <style:style style:name="T21" style:family="text">
      <style:text-properties officeooo:rsid="000dc6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o</text:p>
      <text:p text:style-name="P1">Набоски, идеи, заметки по архитектуре стилю, контенту.</text:p>
      <text:p text:style-name="P1"/>
      <text:p text:style-name="P2">Разбиение базы демонстрируемых знаний по страницам</text:p>
      <text:p text:style-name="P4">1. <text:span text:style-name="T2">Работа с данными простых типов</text:span></text:p>
      <text:p text:style-name="P4"><text:span text:style-name="T1">Демонстрация</text:span> встроенных удобных функций работы со строками, массивами и числами.</text:p>
      <text:p text:style-name="P4"><text:span text:style-name="T1">Текст</text:span> о пользе и правильности использования встроенных функций и существующих решений в целом. </text:p>
      <text:p text:style-name="P10">Вставки<text:span text:style-name="T8"> этих самых функций и сравнение с авторски написанным ручным кодом.</text:span></text:p>
      <text:p text:style-name="P4"><text:span text:style-name="T17">2</text:span>. <text:span text:style-name="T2">Работа со своими функциями</text:span></text:p>
      <text:p text:style-name="P4"><text:span text:style-name="T1">Демонстрация</text:span> собственных функций с использованием разных видов передачи параметров, строгой типизации, возвращаемого false, возможного возвращаемого null в строго типизированной функции и фишечек php 7, <text:span text:style-name="T16">возможная отловка ошибки.</text:span></text:p>
      <text:p text:style-name="P4"><text:span text:style-name="T1">Текст</text:span> о плюсах и минусах разных стилей написания кода функций, немного об ООП и его недостатках и актуальности. </text:p>
      <text:p text:style-name="P10">Вставки<text:span text:style-name="T8"> этих самых функций.</text:span></text:p>
      <text:p text:style-name="P5"><text:span text:style-name="T17">3</text:span>. <text:span text:style-name="T2">Работа с </text:span><text:span text:style-name="T3">формами</text:span></text:p>
      <text:p text:style-name="P5"><text:span text:style-name="T1">Демонстрация</text:span> <text:span text:style-name="T17">обработки пользовательского ввода, проверки регулярными выражениями до отправки и после отправки, вывод переспективных SQL запросов, экранирование параметров. Поисковая строка, что ищет номер строки среди дюжины выведенных по паттерну (подробнее о ПДО смотрите на «ссылка на страницу о БД и ПДО)</text:span></text:p>
      <text:p text:style-name="P5"><text:span text:style-name="T1">Текст</text:span> <text:span text:style-name="T17">об экранировании, способах защиты от XSS через обработку форм</text:span>. </text:p>
      <text:p text:style-name="P11">Вставки<text:span text:style-name="T8"> </text:span><text:span text:style-name="T9">функций проверки на ключи в исходном массиве, регулярных выражениях, повествование о плюсах и минусах использования регулярок</text:span><text:span text:style-name="T8">.</text:span></text:p>
      <text:p text:style-name="P6"><text:span text:style-name="T18">4</text:span>. <text:span text:style-name="T2">Работа с </text:span><text:span text:style-name="T4">БД через ПДО</text:span></text:p>
      <text:p text:style-name="P6"><text:span text:style-name="T1">Демонстрация</text:span> <text:s/><text:span text:style-name="T18">вывода страницы, которая хранится в БД (подробнее о принципах разделения дизайна и кода читайте «ссылка на страницу об MVC») работы с ПДО через удобные функции, экранирования, настройки кодировки и вывода русского текста</text:span></text:p>
      <text:p text:style-name="P6"><text:span text:style-name="T1">Текст</text:span> <text:span text:style-name="T17">об экранировании, способах защиты от XSS через обработку форм, о том, что у каждого опытного разраба есть свой собственно написанный класс для работы с ПДО (например мой — просто возвращает соединение, соблюдая singleton)</text:span></text:p>
      <text:p text:style-name="P12">Вставки<text:span text:style-name="T8"> </text:span><text:span text:style-name="T9">функций </text:span><text:span text:style-name="T10">экранирования, именованных заполнителей, собственного класса PDO.</text:span></text:p>
      <text:p text:style-name="P7"/>
      <text:p text:style-name="P7"/>
      <text:p text:style-name="P7"><text:soft-page-break/><text:span text:style-name="T19">5</text:span>. <text:span text:style-name="T5">Оптимизация и логирование</text:span></text:p>
      <text:p text:style-name="P7"><text:span text:style-name="T1">Демонстрация</text:span> <text:s/><text:span text:style-name="T20">логирования нажатия кнопку и загрузку страницы, функций настройки php.ini на время исполнения скрипта.</text:span></text:p>
      <text:p text:style-name="P7"><text:span text:style-name="T1">Текст</text:span> <text:s/>- <text:span text:style-name="T20">контент внешнего сайта ruhighload.com и рассказ о том, зачем нужно логирование.</text:span></text:p>
      <text:p text:style-name="P13">Вставки<text:span text:style-name="T8"> </text:span><text:span text:style-name="T11">функций parse_ini_file, set_ini, error_log</text:span><text:span text:style-name="T10">.</text:span></text:p>
      <text:p text:style-name="P8"><text:span text:style-name="T20">6</text:span>. <text:span text:style-name="T6">Принцип MVC</text:span></text:p>
      <text:p text:style-name="P8"><text:span text:style-name="T1">Демонстрация</text:span> <text:s/><text:span text:style-name="T20">принципов mvc, собственно написанного шаблонизатора, переключения стилей страницы по radio-button-у.</text:span></text:p>
      <text:p text:style-name="P8"><text:span text:style-name="T1">Текст</text:span> <text:s/><text:span text:style-name="T20">о концепции mvc и принципе работы шаблонизатора.</text:span></text:p>
      <text:p text:style-name="P14"><text:span text:style-name="T18">Вставки</text:span><text:span text:style-name="T10"> </text:span><text:span text:style-name="T11">содержимого файлов контроллера, модели и шаблона и кода шаблонизатора, написанного руками</text:span><text:span text:style-name="T10">.</text:span></text:p>
      <text:p text:style-name="P9"><text:span text:style-name="T20">6</text:span>. <text:span text:style-name="T7">Типы данных в mysql</text:span></text:p>
      <text:p text:style-name="P9"><text:span text:style-name="T1">Демонстрация</text:span> <text:s/><text:span text:style-name="T21">контента ruhighload, вывод таблицы по пользовательскому запросу</text:span></text:p>
      <text:p text:style-name="P9"><text:span text:style-name="T1">Текст</text:span> <text:s/><text:span text:style-name="T20">о типах данных mysql, отсылка на «работа с БД через ПДО», о созданной базе с учётом всех основных правил.</text:span></text:p>
      <text:p text:style-name="P15"><text:span text:style-name="T18">Вставки</text:span><text:span text:style-name="T10"> </text:span><text:span text:style-name="T12">содержимого БД, SQL запросов.</text:span></text:p>
      <text:p text:style-name="P21"/>
      <text:p text:style-name="P21"/>
      <text:p text:style-name="P21"/>
      <text:p text:style-name="P21"/>
      <text:p text:style-name="P17"><text:span text:style-name="T12">О</text:span><text:span text:style-name="T8">сновные правила дизайна сайта.</text:span></text:p>
      <text:p text:style-name="P16"><text:span text:style-name="T8">1.</text:span>ПРОСТОТА<text:span text:style-name="T8"> — </text:span><text:span text:style-name="T13">малое количество </text:span></text:p>
      <text:list xml:id="list3152740428694162861" text:style-name="L1">
        <text:list-item>
          <text:p text:style-name="P22">элементов html</text:p>
        </text:list-item>
        <text:list-item>
          <text:p text:style-name="P23">контента</text:p>
        </text:list-item>
        <text:list-item>
          <text:p text:style-name="P23">границ, кнопок, форм, изображений</text:p>
        </text:list-item>
        <text:list-item>
          <text:p text:style-name="P23">демонстрируемых технологий</text:p>
        </text:list-item>
      </text:list>
      <text:p text:style-name="P24">2.<text:span text:style-name="T1">Одностильность</text:span> — придерживание одного стиля относительно</text:p>
      <text:list xml:id="list7454433945880847393" text:style-name="L2">
        <text:list-item>
          <text:p text:style-name="P25">набора цветов</text:p>
        </text:list-item>
        <text:list-item>
          <text:p text:style-name="P25">набора шрифтов</text:p>
        </text:list-item>
        <text:list-item>
          <text:p text:style-name="P25">размеров элементов</text:p>
        </text:list-item>
        <text:list-item>
          <text:p text:style-name="P25">строения скелета страницы</text:p>
        </text:list-item>
      </text:list>
      <text:p text:style-name="P24"><text:soft-page-break/>3.<text:span text:style-name="T1">Лаконичность</text:span> — одна цветовая гамма на всём сайте (тёмно-серый, светло-серый, несколько бросских цветов)</text:p>
      <text:p text:style-name="P24">4.Минимальная высота страницы — по размеру монитора и ширина — почти на максимум.</text:p>
      <text:p text:style-name="P26">5.Весь контент сайта хранится и извлекается из БД по принципу MVC</text:p>
      <text:p text:style-name="P26">6.<text:span text:style-name="T1">Элементы дизайна</text:span> - </text:p>
      <text:list xml:id="list5952373537926642728" text:style-name="L3">
        <text:list-item>
          <text:p text:style-name="P27">небольшие непричёмные картинки с целью разбавки контента — одна-две на страницу</text:p>
        </text:list-item>
        <text:list-item>
          <text:p text:style-name="P27">Вставки кода, выделенные как на благородных ресурсах.</text:p>
        </text:list-item>
        <text:list-item>
          <text:p text:style-name="P27">Hover, изменяющий цвет ссылки и небросское выделение ссылок в целом.</text:p>
        </text:list-item>
      </text:list>
      <text:p text:style-name="P26"/>
      <text:p text:style-name="P26"/>
      <text:p text:style-name="P30">Архитектура проекта</text:p>
      <text:p text:style-name="P18">demo</text:p>
      <text:p text:style-name="P18"/>
      <text:p text:style-name="Standard">&gt;<text:span text:style-name="T2">vendor</text:span></text:p>
      <text:p text:style-name="Standard"><text:span text:style-name="T2"/></text:p>
      <text:p text:style-name="Standard">&gt;<text:span text:style-name="T2">src</text:span></text:p>
      <text:p text:style-name="Standard">&gt;&gt;<text:span text:style-name="T2">controller</text:span></text:p>
      <text:p text:style-name="Standard">&gt;&gt;<text:span text:style-name="T2">service</text:span></text:p>
      <text:p text:style-name="Standard">&gt;&gt;<text:span text:style-name="T2">repository</text:span></text:p>
      <text:p text:style-name="Standard"><text:span text:style-name="T2"/></text:p>
      <text:p text:style-name="Standard">&gt;<text:span text:style-name="T2">design</text:span></text:p>
      <text:p text:style-name="Standard">&gt;&gt;<text:span text:style-name="T2">images</text:span></text:p>
      <text:p text:style-name="Standard">&gt;&gt;<text:span text:style-name="T2">css</text:span></text:p>
      <text:p text:style-name="Standard"><text:span text:style-name="T2"/></text:p>
      <text:p text:style-name="Standard">&gt;<text:span text:style-name="T2">var</text:span></text:p>
      <text:p text:style-name="Standard">&gt;&gt;<text:span text:style-name="T2">log</text:span></text:p>
      <text:p text:style-name="Standard">&gt;&gt;&gt;dev.log</text:p>
      <text:p text:style-name="Standard"/>
      <text:p text:style-name="P19">&gt;<text:span text:style-name="T2">tpl</text:span></text:p>
      <text:p text:style-name="Standard"/>
      <text:p text:style-name="Standard">&gt;composer.json</text:p>
      <text:p text:style-name="Standard">&gt;composer.lock</text:p>
      <text:p text:style-name="Standard">&gt;.gitignore</text:p>
      <text:p text:style-name="P20">&gt;.env</text:p>
      <text:p text:style-name="P26"/>
      <text:p text:style-name="P28">Подробности каждой страницы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3:26:49.422067847</meta:creation-date>
    <meta:generator>LibreOffice/5.1.6.2$Linux_X86_64 LibreOffice_project/10m0$Build-2</meta:generator>
    <dc:date>2018-04-14T14:25:10.116951018</dc:date>
    <meta:editing-duration>PT55M54S</meta:editing-duration>
    <meta:editing-cycles>14</meta:editing-cycles>
    <meta:document-statistic meta:table-count="0" meta:image-count="0" meta:object-count="0" meta:page-count="3" meta:paragraph-count="68" meta:word-count="495" meta:character-count="3628" meta:non-whitespace-character-count="3193"/>
  </office:meta>
</office:document-meta>
</file>